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25cm"/>
    </style:style>
    <style:style style:name="gr3" style:family="graphic" style:parent-style-name="standard">
      <style:graphic-properties draw:stroke="dash" draw:stroke-dash="Ultrafine_20_Dashed" svg:stroke-width="0.02cm" draw:marker-start-width="0.3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Bitstream Charter'" style:font-style-name="Regular" style:font-family-generic="roman" style:font-pitch="variable" fo:font-size="10pt" style:font-size-asian="18pt" style:font-size-complex="18pt"/>
    </style:style>
    <style:style style:name="P3" style:family="paragraph">
      <style:text-properties fo:font-family="'Bitstream Charter'" style:font-style-name="Regular" style:font-family-generic="roman" style:font-pitch="variable" fo:font-size="10pt" style:font-size-asian="18pt" style:font-size-complex="18pt"/>
    </style:style>
    <style:style style:name="T1" style:family="text">
      <style:text-properties fo:font-family="'Bitstream Charter'" style:font-style-name="Regular" style:font-family-generic="roman" style:font-pitch="variable" fo:font-size="10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047cm" svg:height="1.009cm" svg:x="1.906cm" svg:y="1.491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47cm" svg:height="1.009cm" svg:x="3.406cm" svg:y="1.5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47cm" svg:height="1.009cm" svg:x="4.906cm" svg:y="1.5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47cm" svg:height="1.009cm" svg:x="1.906cm" svg:y="3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47cm" svg:height="1.009cm" svg:x="3.406cm" svg:y="3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47cm" svg:height="1.009cm" svg:x="4.906cm" svg:y="3cm">
          <text:p text:style-name="P1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47cm" svg:height="1.009cm" svg:x="1.859cm" svg:y="4.491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47cm" svg:height="1.009cm" svg:x="3.406cm" svg:y="4.491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47cm" svg:height="1.009cm" svg:x="4.906cm" svg:y="4.5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cm" svg:height="0.675cm" svg:x="3cm" svg:y="7.825cm">
          <draw:text-box>
            <text:p><text:span text:style-name="T1">S: 3 × 4 matrix</text:span></text:p>
          </draw:text-box>
        </draw:frame>
        <draw:custom-shape draw:style-name="gr1" draw:text-style-name="P2" draw:layer="layout" svg:width="1.047cm" svg:height="1.009cm" svg:x="1.906cm" svg:y="5.982cm">
          <text:p text:style-name="P1"><text:span text:style-name="T1">j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47cm" svg:height="1.009cm" svg:x="3.453cm" svg:y="5.982cm">
          <text:p text:style-name="P1"><text:span text:style-name="T1">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47cm" svg:height="1.009cm" svg:x="4.953cm" svg:y="5.991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5cm" svg:y1="1cm" svg:x2="1.5cm" svg:y2="3cm">
          <text:p/>
        </draw:line>
        <draw:line draw:style-name="gr3" draw:text-style-name="P1" draw:layer="layout" svg:x1="5cm" svg:y1="1cm" svg:x2="1.5cm" svg:y2="4.5cm">
          <text:p/>
        </draw:line>
        <draw:line draw:style-name="gr3" draw:text-style-name="P1" draw:layer="layout" svg:x1="6.5cm" svg:y1="1cm" svg:x2="1.5cm" svg:y2="6cm">
          <text:p/>
        </draw:line>
        <draw:line draw:style-name="gr3" draw:text-style-name="P1" draw:layer="layout" svg:x1="6.5cm" svg:y1="2.5cm" svg:x2="1.5cm" svg:y2="7.5cm">
          <text:p/>
        </draw:line>
        <draw:line draw:style-name="gr3" draw:text-style-name="P1" draw:layer="layout" svg:x1="6.5cm" svg:y1="4cm" svg:x2="3cm" svg:y2="7.5cm">
          <text:p/>
        </draw:line>
        <draw:line draw:style-name="gr3" draw:text-style-name="P1" draw:layer="layout" svg:x1="6.5cm" svg:y1="5.5cm" svg:x2="4.5cm" svg:y2="7.5cm">
          <text:p/>
        </draw:line>
        <draw:frame draw:style-name="gr2" draw:text-style-name="P3" draw:layer="layout" svg:width="2cm" svg:height="0.675cm" svg:x="3cm" svg:y="0.5cm">
          <draw:text-box>
            <text:p><text:span text:style-name="T1">Slice 0</text:span></text:p>
          </draw:text-box>
        </draw:frame>
        <draw:frame draw:style-name="gr2" draw:text-style-name="P3" draw:layer="layout" svg:width="2cm" svg:height="0.675cm" svg:x="4.5cm" svg:y="0.5cm">
          <draw:text-box>
            <text:p><text:span text:style-name="T1">Slice 1</text:span></text:p>
          </draw:text-box>
        </draw:frame>
        <draw:frame draw:style-name="gr2" draw:text-style-name="P3" draw:layer="layout" svg:width="2cm" svg:height="0.675cm" svg:x="6cm" svg:y="0.5cm">
          <draw:text-box>
            <text:p><text:span text:style-name="T1">Slice 2</text:span></text:p>
          </draw:text-box>
        </draw:frame>
        <draw:frame draw:style-name="gr2" draw:text-style-name="P3" draw:layer="layout" svg:width="2cm" svg:height="0.675cm" svg:x="6cm" svg:y="2cm">
          <draw:text-box>
            <text:p><text:span text:style-name="T1">Slice 3</text:span></text:p>
          </draw:text-box>
        </draw:frame>
        <draw:frame draw:style-name="gr2" draw:text-style-name="P3" draw:layer="layout" svg:width="2cm" svg:height="0.675cm" svg:x="6cm" svg:y="3.5cm">
          <draw:text-box>
            <text:p><text:span text:style-name="T1">Slice 4</text:span></text:p>
          </draw:text-box>
        </draw:frame>
        <draw:frame draw:style-name="gr2" draw:text-style-name="P3" draw:layer="layout" svg:width="2cm" svg:height="0.675cm" svg:x="6cm" svg:y="5cm">
          <draw:text-box>
            <text:p><text:span text:style-name="T1">Slice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 draw:start-line-spacing-vertical="0.6cm" draw:end-line-spacing-horizontal="0.3cm" draw:end-line-spacing-vertical="0.3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rran Kartaschew</meta:initial-creator>
    <meta:creation-date>2012-08-13T22:29:32</meta:creation-date>
    <dc:date>2012-08-14T22:46:33</dc:date>
    <dc:creator>Darran Kartaschew</dc:creator>
    <meta:editing-duration>PT58M26S</meta:editing-duration>
    <meta:editing-cycles>12</meta:editing-cycles>
    <meta:generator>OpenOffice.org/3.3$Solaris_x86 OpenOffice.org_project/330m20$Build-9567</meta:generator>
    <meta:document-statistic meta:object-count="25"/>
  </office:meta>
</office:document-meta>
</file>